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c77644" officeooo:paragraph-rsid="00191882" style:font-weight-asian="normal" style:font-weight-complex="normal"/>
    </style:style>
    <style:style style:name="P2" style:family="paragraph" style:parent-style-name="Standard">
      <style:text-properties fo:font-weight="normal" officeooo:rsid="00c8c8a4" officeooo:paragraph-rsid="00191882" style:font-weight-asian="normal" style:font-weight-complex="normal"/>
    </style:style>
    <style:style style:name="P3" style:family="paragraph" style:parent-style-name="Standard">
      <style:text-properties officeooo:rsid="00b5455f" officeooo:paragraph-rsid="00191882"/>
    </style:style>
    <style:style style:name="P4" style:family="paragraph" style:parent-style-name="Standard">
      <style:text-properties fo:font-weight="bold" officeooo:rsid="00c77644" officeooo:paragraph-rsid="00191882" style:font-weight-asian="bold" style:font-weight-complex="bold"/>
    </style:style>
    <style:style style:name="P5" style:family="paragraph" style:parent-style-name="Standard">
      <style:text-properties officeooo:paragraph-rsid="00191882"/>
    </style:style>
    <style:style style:name="P6" style:family="paragraph" style:parent-style-name="Standard">
      <style:text-properties officeooo:paragraph-rsid="0020b950"/>
    </style:style>
    <style:style style:name="P7" style:family="paragraph" style:parent-style-name="Standard">
      <style:text-properties officeooo:paragraph-rsid="00191882"/>
    </style:style>
    <style:style style:name="T1" style:family="text">
      <style:text-properties officeooo:rsid="00c8c8a4"/>
    </style:style>
    <style:style style:name="T2" style:family="text">
      <style:text-properties officeooo:rsid="009c4f5e"/>
    </style:style>
    <style:style style:name="T3" style:family="text">
      <style:text-properties officeooo:rsid="009c5383"/>
    </style:style>
    <style:style style:name="T4" style:family="text">
      <style:text-properties officeooo:rsid="009fa1b0"/>
    </style:style>
    <style:style style:name="T5" style:family="text">
      <style:text-properties officeooo:rsid="00a0a974"/>
    </style:style>
    <style:style style:name="T6" style:family="text">
      <style:text-properties officeooo:rsid="009f586f"/>
    </style:style>
    <style:style style:name="T7" style:family="text">
      <style:text-properties officeooo:rsid="00a2533f"/>
    </style:style>
    <style:style style:name="T8" style:family="text">
      <style:text-properties officeooo:rsid="00a6961b"/>
    </style:style>
    <style:style style:name="T9" style:family="text">
      <style:text-properties officeooo:rsid="00a7d530"/>
    </style:style>
    <style:style style:name="T10" style:family="text">
      <style:text-properties officeooo:rsid="00a8ac69"/>
    </style:style>
    <style:style style:name="T11" style:family="text">
      <style:text-properties officeooo:rsid="00aa7c52"/>
    </style:style>
    <style:style style:name="T12" style:family="text">
      <style:text-properties officeooo:rsid="00ab24e0"/>
    </style:style>
    <style:style style:name="T13" style:family="text">
      <style:text-properties officeooo:rsid="00abd016"/>
    </style:style>
    <style:style style:name="T14" style:family="text">
      <style:text-properties officeooo:rsid="00ac4376"/>
    </style:style>
    <style:style style:name="T15" style:family="text">
      <style:text-properties officeooo:rsid="00ad03ed"/>
    </style:style>
    <style:style style:name="T16" style:family="text">
      <style:text-properties officeooo:rsid="00ae99a9"/>
    </style:style>
    <style:style style:name="T17" style:family="text">
      <style:text-properties officeooo:rsid="00b00e50"/>
    </style:style>
    <style:style style:name="T18" style:family="text">
      <style:text-properties officeooo:rsid="00b1e84d"/>
    </style:style>
    <style:style style:name="T19" style:family="text">
      <style:text-properties officeooo:rsid="00bf5edb"/>
    </style:style>
    <style:style style:name="T20" style:family="text">
      <style:text-properties officeooo:rsid="00b5455f"/>
    </style:style>
    <style:style style:name="T21" style:family="text">
      <style:text-properties officeooo:rsid="00b65663"/>
    </style:style>
    <style:style style:name="T22" style:family="text">
      <style:text-properties officeooo:rsid="00191882"/>
    </style:style>
    <style:style style:name="T23" style:family="text">
      <style:text-properties officeooo:rsid="001a0cc8"/>
    </style:style>
    <style:style style:name="T24" style:family="text">
      <style:text-properties officeooo:rsid="001b5028"/>
    </style:style>
    <style:style style:name="T25" style:family="text">
      <style:text-properties officeooo:rsid="001db0e1"/>
    </style:style>
    <style:style style:name="T26" style:family="text">
      <style:text-properties officeooo:rsid="001ee512"/>
    </style:style>
    <style:style style:name="T27" style:family="text">
      <style:text-properties officeooo:rsid="00206663"/>
    </style:style>
    <style:style style:name="T28" style:family="text">
      <style:text-properties officeooo:rsid="0020d2bb"/>
    </style:style>
    <style:style style:name="T29" style:family="text">
      <style:text-properties officeooo:rsid="002201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t is fifteen-to-noon, and you get off from the usual train station with</text:p>
      <text:p text:style-name="P5">a smile on your face. The sun is up early today.</text:p>
      <text:p text:style-name="P5"/>
      <text:p text:style-name="P5">As you walk to your shop, <text:span text:style-name="T27">reminiscing</text:span> to yourself how busy and <text:span text:style-name="T22">satisfying</text:span> was <text:span text:style-name="T22">your</text:span> week, you see <text:span text:style-name="T2">that there seems to be less people queuing up </text:span>in front of your shop than usual.</text:p>
      <text:p text:style-name="P5"/>
      <text:p text:style-name="P5">In front of your shop, you see a large building which until now you had never paid attention to, due to the amount of construction involved around it.</text:p>
      <text:p text:style-name="P5"/>
      <text:p text:style-name="P5">You always figured it was just the beginning of another hair salon or manicure shop. But it seems you were wrong: to your horror, it looks just like a <text:span text:style-name="T3">brand new</text:span> ramen shop in town.</text:p>
      <text:p text:style-name="P5"/>
      <text:p text:style-name="P5">"Come to Ramen Shop God! It's so good even the devil wants a taste of it," shouts the fox mascot.</text:p>
      <text:p text:style-name="P5"/>
      <text:p text:style-name="P5">---</text:p>
      <text:p text:style-name="P5"/>
      <text:p text:style-name="P5">It's one-o-clock and you've barely had any customers.</text:p>
      <text:p text:style-name="P5"/>
      <text:p text:style-name="P5">You look outside the window: more clients are pouring into Ramen Shop God, and there's still a queue.</text:p>
      <text:p text:style-name="P5"/>
      <text:p text:style-name="P5">You begin to wonder if this is the end for Ramen Shop Hero.</text:p>
      <text:p text:style-name="P5"/>
      <text:p text:style-name="P5">As you busy yourself with placing newly shipped ingredients in the fridge, you hear someone enter your shop. You immediately perk up!</text:p>
      <text:p text:style-name="P5"/>
      <text:p text:style-name="P6">It's a tall, <text:span text:style-name="T22">dark</text:span> lady wearing sunshades. She wears a tailored suit, you presume, because it fits her <text:span text:style-name="T22">chiselled</text:span> frame so well that your eyes <text:span text:style-name="T4">almost </text:span>hurt. </text:p>
      <text:p text:style-name="P6"/>
      <text:p text:style-name="P6">Her hair is long and is dyed in a <text:span text:style-name="T22">strange Gothic</text:span> mix of <text:span text:style-name="T5">black and</text:span> <text:span text:style-name="T22">lemon </text:span>blonde. She walks with such <text:span text:style-name="T6">countenance</text:span> that you feel the need to break composure and kneel at her magnificence...</text:p>
      <text:p text:style-name="P5"/>
      <text:p text:style-name="P5">She gives a passing glance a<text:span text:style-name="T22">round</text:span> your shop and moves her way to the counter, cold as an ice queen.</text:p>
      <text:p text:style-name="P5"/>
      <text:p text:style-name="P5">To your surprise, she is very kind and elegant in her tone as she addresses you.</text:p>
      <text:p text:style-name="P5"/>
      <text:p text:style-name="P5">"Ramen-san, is it?"</text:p>
      <text:p text:style-name="P5"/>
      <text:p text:style-name="P5">You nod.</text:p>
      <text:p text:style-name="P5"/>
      <text:p text:style-name="P5">"Sabrina Brielstursson." She <text:span text:style-name="T22">studies you for a while, then</text:span> gives you a faint smile <text:span text:style-name="T7">and</text:span> removes her sunshades to reveal <text:span text:style-name="T8">studious</text:span> <text:span text:style-name="T22">grey</text:span> eyes. <text:span text:style-name="T22">Ominously, without taking her eyes off you, she</text:span> points to the shop across the street.</text:p>
      <text:p text:style-name="P5"/>
      <text:p text:style-name="P5">"I am the owner of Ramen Shop God. I believe that makes us <text:span text:style-name="T22">neighbours now.</text:span>"</text:p>
      <text:p text:style-name="P5"/>
      <text:p text:style-name="P5"><text:span text:style-name="T9">She w</text:span>atch<text:span text:style-name="T9">es t</text:span>he people queuing to her shop miserably out in the heat of July, "Don't you think they are fools? They could learn how to cook such things so quickly and probably to a better degree for their own tastes <text:span text:style-name="T22">and health</text:span>, and yet they prefer to have someone cook <text:span text:style-name="T22">this disgusting mess of a soup </text:span>for them. We sell <text:span text:style-name="T22">glorified</text:span> <text:span text:style-name="T9">cup-noodles</text:span> to lazy, kitchen-hating, busy people."</text:p>
      <text:p text:style-name="P5"/>
      <text:p text:style-name="P5">Her voice is solemn and somewhat cruel, and you're surprised that the owner of new restaurant would insult her own customers whom she depends on, <text:span text:style-name="T22">and her own products</text:span>.</text:p>
      <text:p text:style-name="P5"/>
      <text:p text:style-name="P5"><text:soft-page-break/>You <text:span text:style-name="T10">explain</text:span> patiently, <text:span text:style-name="T11">to the defence of your customers,</text:span> that some people really have no time to cook, and that some just enjoy dining outside for a change. Some are even just trying to support </text:p>
      <text:p text:style-name="P5">the business of the owners! <text:span text:style-name="T11">It’s a social act, in the end.</text:span></text:p>
      <text:p text:style-name="P5"/>
      <text:p text:style-name="P5">Sabrina <text:span text:style-name="T12">seems disinterested in what you just said and </text:span>asks you if she may sit on one of the chairs behind the counter. You've never let anybody else than yourself sit there, but for some reason, you le<text:span text:style-name="T22">t the woman</text:span> sit. Like a cat, she adjusts herself tidily in the chair, looking as if momentarily she was <text:span text:style-name="T12">seeking to be</text:span> dispossessed from everything around her.</text:p>
      <text:p text:style-name="P5"/>
      <text:p text:style-name="P5">You ask her why would <text:span text:style-name="T13">someone with such a strong opinion on customer behaviour </text:span>open a ramen shop in the first place.</text:p>
      <text:p text:style-name="P5"/>
      <text:p text:style-name="P5">"Are you asking me because you really don't know, or because you want to discuss what people really want?"</text:p>
      <text:p text:style-name="P5"/>
      <text:p text:style-name="P5">She pulls out a cigarette from her handbag and <text:span text:style-name="T14">lights</text:span> one before <text:span text:style-name="T15">waving</text:span> her <text:span text:style-name="T14">whole </text:span>cigarette pack at you. You decline politely.</text:p>
      <text:p text:style-name="P5"/>
      <text:p text:style-name="P5">"The people are always following some god, be it the sun, the clouds, or their stomach. For most here in Japan, work is quintessential to lif<text:span text:style-name="T22">e—</text:span>not just work, but success and loyalty to your role in the organization." She looks at the customers of her shop with a<text:span text:style-name="T16">n expression</text:span> of true disgust. "And for some, it's convenience, to the detriment of their own willingness to suffer a little bit of lack in their life."</text:p>
      <text:p text:style-name="P5"/>
      <text:p text:style-name="P5">You are puzzled. What is she <text:span text:style-name="T23">trying to </text:span>say, <text:span text:style-name="T24">and why tell it to you</text:span>?</text:p>
      <text:p text:style-name="P5"/>
      <text:p text:style-name="P5"><text:span text:style-name="T17">She continues, </text:span>"Do you think we <text:span text:style-name="T24">restaurant owners </text:span>are sinners for doing this <text:span text:style-name="T24">kind favour</text:span> to society? Are we helping ourselves with their money for their lack of judgment?"</text:p>
      <text:p text:style-name="P5"/>
      <text:p text:style-name="P5">You respond her with the utmost kindness and truth you've ever shown to another human being. That over twenty years ago, you've opened this ramen shop because <text:span text:style-name="T18">it was your dream. You loved the idea of it,</text:span> and you believed that you could help others by being true to yourself.</text:p>
      <text:p text:style-name="P5"/>
      <text:p text:style-name="P5">"True to yourself, huh?" Sabrina asks, <text:span text:style-name="T18">studying your face again.</text:span> "I... expected that of you."</text:p>
      <text:p text:style-name="P5"/>
      <text:p text:style-name="P5">You ask what she means.</text:p>
      <text:p text:style-name="P5"/>
      <text:p text:style-name="P5">"Though we've never met, I could tell that your shop somehow attracted customers</text:p>
      <text:p text:style-name="P5"><text:s/>with a broken past."</text:p>
      <text:p text:style-name="P5"/>
      <text:p text:style-name="P5">She smiles, but it's a sweet, sad smile. "I was one of your customers, once."</text:p>
      <text:p text:style-name="P5"/>
      <text:p text:style-name="P5">She shows you a little scar behind her right ear. It's star-shaped.</text:p>
      <text:p text:style-name="P5"/>
      <text:p text:style-name="P5">You're shocke<text:span text:style-name="T24">d—</text:span>how could you not recognize her? Somehow, you recall the little girl sitting innocently next to her angry dad. <text:span text:style-name="T19">Emily Groots. </text:span>But it's impossible—she was around seven years old when you last saw her, four days ago!</text:p>
      <text:p text:style-name="P5"/>
      <text:p text:style-name="P5">She looks at you without the slightest surprise on her face and calmly explains <text:span text:style-name="T25">her story</text:span>: "When my dad, Derick Groot, left the shop, he decided that he would open his own ramen shop, too. He would name it after his God, the one in his bible."</text:p>
      <text:p text:style-name="P5"/>
      <text:p text:style-name="P5"><text:soft-page-break/>"Therefore, he left his job, and began to seek ways to do this." Sabrina looks in the distance with sad eyes.</text:p>
      <text:p text:style-name="P5"/>
      <text:p text:style-name="P5">"He found an answer, in the end. From no one than his God." She puffs her chest subtly as she says the word. "I was too young to help my dad, so I didn't know what he was trying to do, or what was going on."</text:p>
      <text:p text:style-name="P5"/>
      <text:p text:style-name="P5">"I found him, one morning, laying still on the floor of the kitchen. Yes... the kitchen. He was not reading the <text:span text:style-name="T19">b</text:span>ible, mind you. There was a picture of my mom with another man in his hands. I found later that this man was the one she left my dad for. Apparently, he had proposed to her and she accepted. She called my dad to tell him the news and that he wouldn't see me ever again."</text:p>
      <text:p text:style-name="P5"/>
      <text:p text:style-name="P5">"He couldn't stomach it." She stays silent for a few moments. “<text:span text:style-name="T20">So much for his faith… Truly pathetic.”</text:span></text:p>
      <text:p text:style-name="P5"/>
      <text:p text:style-name="P3">You don’t know what to tell her, other than being stunned at the news of Derrick’s death.</text:p>
      <text:p text:style-name="P5"/>
      <text:p text:style-name="P5">"Then that's when it happened—I was walking around your shop when I saw the building in construction in front, where my shop is right now... I entered the building, and found something strange on the ground, like a star-shaped symbol... It was written in red. It was human blood."</text:p>
      <text:p text:style-name="P5"/>
      <text:p text:style-name="P5">She draws her hair back and exposes her white neck to you, where you see the star-shaped scar clear as day.</text:p>
      <text:p text:style-name="P5"/>
      <text:p text:style-name="P5">"There was a robot sitting next to the star, steaming away and beaming with power... I approached it and it told me that it was too late for my dad, but I could still fulfill his dream if I accepted his offer."</text:p>
      <text:p text:style-name="P5"/>
      <text:p text:style-name="P5">“<text:span text:style-name="T19">He changed my name to this foreign name, because he said I would be forever a foreigner to the world that my father longed for!”</text:span></text:p>
      <text:p text:style-name="P5"/>
      <text:p text:style-name="P5">"Do you understand? I made a pact with the devil! By <text:span text:style-name="T21">using </text:span>some advanced technology and devilry <text:span text:style-name="T26">together</text:span>, he managed to grow me into a woman in a few instants, and he gave me the means of taking revenge on my father's death! The reason Derrick died is because YOU gave him hope that day, and because of his accursed God of him!"</text:p>
      <text:p text:style-name="P5"/>
      <text:p text:style-name="P5">"But I would not take help from anyone, not even the devil... No, I am too good for </text:p>
      <text:p text:style-name="P5">that. God or devil, I would be my own god... And to prove it to you, I opened this shop just in front of your stupid ramen shop, <text:span text:style-name="T21">and I fully intend to humiliate—</text:span>"</text:p>
      <text:p text:style-name="P5"/>
      <text:p text:style-name="P5">You stop her with <text:span text:style-name="T26">one</text:span> hand as her voice <text:span text:style-name="T21">continues to</text:span> escalate dramatically, and as soon as she quietens down, her gr<text:span text:style-name="T26">e</text:span>y, cra<text:span text:style-name="T26">zed</text:span> eyes <text:span text:style-name="T26">start to grow </text:span>as big as your shoes. <text:span text:style-name="T21">In a big, dramatic motion, you</text:span> hand her the menu.</text:p>
      <text:p text:style-name="P5">"Eat my ramen," you say.</text:p>
      <text:p text:style-name="P5"/>
      <text:p text:style-name="P5">The possessed woman looks beyond herself as you enumerate to her all the ramens that</text:p>
      <text:p text:style-name="P5"><text:s/>you cooked since 20 years ago.</text:p>
      <text:p text:style-name="P5"/>
      <text:p text:style-name="P5">"Eat my ramen," you repeat to her. <text:span text:style-name="T29">She looks at you with sheer terror. She knows that you are serious.</text:span></text:p>
      <text:p text:style-name="P5"/>
      <text:p text:style-name="P4">Reaction</text:p>
      <text:p text:style-name="P4"/>
      <text:p text:style-name="P1">“I… have no words.” Sabrina collapses on her feet. You lift her up, and sit her back in a chair.</text:p>
      <text:p text:style-name="P1"/>
      <text:p text:style-name="P1"><text:soft-page-break/>“<text:span text:style-name="T1">So that’s why my dad wanted to do this so much, huh?” She chuckles. The reflection of something new in her eyes catches the light of the sun and you see that she is a different person now. </text:span></text:p>
      <text:p text:style-name="P1"/>
      <text:p text:style-name="P1">“<text:span text:style-name="T1">Not bad. Thank you... from the bottom of my heart. Or what’s left of it anyways.”</text:span></text:p>
      <text:p text:style-name="P1"/>
      <text:p text:style-name="P2">“Hey, ramen-san...”</text:p>
      <text:p text:style-name="P1"/>
      <text:p text:style-name="P1">“<text:span text:style-name="T1">Forget what I said earlier… But you know, I think it’s too late now.” She looks at you for a very long time. “There might be something you can do for 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21:57:53.934000000</meta:creation-date>
    <dc:date>2019-07-24T19:23:55.771980071</dc:date>
    <meta:editing-duration>PT17M36S</meta:editing-duration>
    <meta:editing-cycles>12</meta:editing-cycles>
    <meta:generator>LibreOffice/6.0.3.2$Linux_X86_64 LibreOffice_project/00m0$Build-2</meta:generator>
    <meta:document-statistic meta:table-count="0" meta:image-count="0" meta:object-count="0" meta:page-count="4" meta:paragraph-count="62" meta:word-count="1581" meta:character-count="8376" meta:non-whitespace-character-count="6856"/>
  </office:meta>
</office:document-meta>
</file>